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1" style:family="table-cell" style:parent-style-name="Default" style:data-style-name="N36"/>
    <style:style style:name="ce2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2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0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6"/>
          <table:table-cell table:style-name="ce2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table:style-name="ce2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0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/>
          <table:table-cell table:style-name="ce28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0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28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30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 table:number-rows-repeated="78">
          <table:table-cell table:number-columns-repeated="4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6">00.00.0000</text:date>, <text:time style:data-style-name="N2" text:time-value="10:22:25.03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08</meta:editing-cycles>
    <meta:editing-duration>PT5H28S</meta:editing-duration>
    <dc:title>Saison Ekkart</dc:title>
    <dc:date>2018-03-06T10:23:31.413000000</dc:date>
    <meta:generator>LibreOffice/5.4.2.2$Windows_X86_64 LibreOffice_project/22b09f6418e8c2d508a9eaf86b2399209b0990f4</meta:generator>
    <dc:creator>Ekkart Kleinod</dc:creator>
    <meta:document-statistic meta:table-count="2" meta:cell-count="629" meta:object-count="0"/>
  </office:meta>
</office:document-meta>
</file>